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Text_20_body">
      <style:text-properties style:font-name="Times" fo:font-size="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iefly describe the topic of your thesis or essay, the background work you have accomplished, the results that you have obtained so far, and how much has been written or implemented. </text:p>
      <text:p text:style-name="Standard"/>
      <text:p text:style-name="Standard"><text:span text:style-name="T2">This thesis describes a reference immutability extension for the Scala programming language. </text:span>The motivation behind this work is to provide an aid to the programmer for reasoning about possible side effects. <text:span text:style-name="T2">Under reference immutability, only objects accessed via </text:span><text:span text:style-name="T1">mutable</text:span><text:span text:style-name="T2"> references are allowed to be mutated. Objects accessed through </text:span><text:span text:style-name="T1">readonly</text:span><text:span text:style-name="T2"> references cannot be modified, and furthermore any reference read from such an object must be treated as </text:span><text:span text:style-name="T1">readonly</text:span><text:span text:style-name="T2"> (i.e., the </text:span><text:span text:style-name="T1">readonly</text:span><text:span text:style-name="T2"> property is transitive). There are at least a few uses for a </text:span><text:span text:style-name="T1">readonly</text:span><text:span text:style-name="T2"> annotation from a programmer's point of view: </text:span><text:span text:style-name="T1">Readonly</text:span><text:span text:style-name="T2"> on a parameter can serve as an indication that the author of the method does not intend to mutate any object reachable through that parameter, </text:span><text:span text:style-name="T1">readonly</text:span><text:span text:style-name="T2"> on a return type can serve as an indication that the author does not want the caller to mutate any portion of the result (even if the result consists of multiple objects or even an entire container), and a </text:span><text:span text:style-name="T1">readonly</text:span><text:span text:style-name="T2"> annotation on the method itself can serve as an indication that the method does not mutate its enclosing environment. While the programmer bears some responsibility for controlling the aliasing of </text:span><text:span text:style-name="T1">mutable</text:span><text:span text:style-name="T2"> references (the presence of a </text:span><text:span text:style-name="T1">readonly</text:span><text:span text:style-name="T2"> reference does not automatically prevent the presence of a </text:span><text:span text:style-name="T1">mutable</text:span><text:span text:style-name="T2"> alias elsewhere in the code), it is possible to extend the compiler to check for violations of the </text:span><text:span text:style-name="T1">readonly</text:span><text:span text:style-name="T2"> annotation where the </text:span><text:span text:style-name="T1">readonly </text:span><text:span text:style-name="T2">annotation is present.</text:span></text:p>
      <text:p text:style-name="Standard"><text:span text:style-name="T2"><text:tab/>The extension defines reference immutability constraints as type intersections. Using type intersections to express mutation permissions leads to a simple system formulation that is surprisingly powerful—it uses Scala's built-in types to express viewpoint adaptation and polymorphism over mutation permissions. The second key feature of the extension is a simple yet flexible way of expressing mutation into enclosing environments. Methods in Scala can (and often do) mutate fields of outer classes and local variables of enclosing methods. Previous work on reference immutability (which was mostly for Java) introduced only limited forms of polymorphism, and did not include any mechanism for describing mutations into outer classes or enclosing methods.</text:span></text:p>
      <text:p text:style-name="Standard"><text:span text:style-name="T2"><text:tab/>In addition to a survey of previous work and successful completion of the Comprehensive-II requirement and seminar requirements, I have performed a couple of exploratory implementations (in Dotty, an experimental Scala compiler), an examination of key Scala idioms and language constructs, a couple of attempts to extend the DOT calculus, and a few attempts at writing up preliminary results. These attempts, while not yet in final form, were very instructive with respect to determining where the main difficulties in soundness, usability, and implementation exist. The representation of the mutability permission as an intersectable type, the approach taken to environment access, and the “correct” way to implement viewpoint adaptation in the compiler are all results of these preliminary attempts.</text:span></text:p>
      <text:p text:style-name="Standard"><text:span text:style-name="T2"/></text:p>
      <text:p text:style-name="Standard"><text:span text:style-name="T2"/></text:p>
      <text:p text:style-name="Standard"><text:span text:style-name="T2">What the system is.</text:span></text:p>
      <text:p text:style-name="Standard"><text:span text:style-name="T2"/></text:p>
      <text:p text:style-name="Standard"><text:span text:style-name="T2">What the new knowledge is expected to be.</text:span></text:p>
      <text:p text:style-name="Standard"><text:span text:style-name="T2"/></text:p>
      <text:p text:style-name="Standard"><text:span text:style-name="T2">Distinguishing features.</text:span></text:p>
      <text:p text:style-name="Standard"><text:span text:style-name="T2"/></text:p>
      <text:list xml:id="list513017203807447045" text:style-name="L1">
        <text:list-item>
          <text:p text:style-name="P1"><text:span text:style-name="T2">Note: Show (in the final thesis) where the semantics of Scala programs could change when reference immutability is turned on.</text:span></text:p>
          <text:p text:style-name="P1"><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12-15T11:39:49</meta:creation-date>
    <dc:date>2015-12-16T14:43:21</dc:date>
    <dc:creator>Jonathan </dc:creator>
    <meta:editing-duration>P1DT1H5M15S</meta:editing-duration>
    <meta:editing-cycles>7</meta:editing-cycles>
    <meta:generator>OpenOffice/4.1.1$Unix OpenOffice.org_project/411m6$Build-9775</meta:generator>
    <meta:document-statistic meta:table-count="0" meta:image-count="0" meta:object-count="0" meta:page-count="1" meta:paragraph-count="8" meta:word-count="521" meta:character-count="3392"/>
  </office:meta>
</office:document-meta>
</file>